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4259" officeooo:paragraph-rsid="00114259"/>
    </style:style>
    <style:style style:name="P2" style:family="paragraph" style:parent-style-name="Standard">
      <style:text-properties officeooo:rsid="00114259" officeooo:paragraph-rsid="0015cac2"/>
    </style:style>
    <style:style style:name="P3" style:family="paragraph" style:parent-style-name="Standard">
      <style:paragraph-properties fo:text-align="justify" style:justify-single-word="false"/>
      <style:text-properties officeooo:rsid="00114259" officeooo:paragraph-rsid="00114259"/>
    </style:style>
    <style:style style:name="P4" style:family="paragraph" style:parent-style-name="Standard">
      <style:text-properties officeooo:rsid="00126c47" officeooo:paragraph-rsid="00126c47"/>
    </style:style>
    <style:style style:name="P5" style:family="paragraph" style:parent-style-name="Standard">
      <style:text-properties fo:font-weight="bold" officeooo:rsid="00126c47" officeooo:paragraph-rsid="00126c47" style:font-weight-asian="bold" style:font-weight-complex="bold"/>
    </style:style>
    <style:style style:name="P6" style:family="paragraph" style:parent-style-name="Standard">
      <style:text-properties fo:font-weight="bold" officeooo:rsid="00126c47" officeooo:paragraph-rsid="0014396f" style:font-weight-asian="bold" style:font-weight-complex="bold"/>
    </style:style>
    <style:style style:name="P7" style:family="paragraph" style:parent-style-name="Standard">
      <style:text-properties fo:font-weight="bold" officeooo:rsid="00191454" officeooo:paragraph-rsid="00191454" style:font-weight-asian="bold" style:font-weight-complex="bold"/>
    </style:style>
    <style:style style:name="P8" style:family="paragraph" style:parent-style-name="Standard">
      <style:paragraph-properties fo:text-align="justify" style:justify-single-word="false"/>
      <style:text-properties fo:font-weight="bold" officeooo:rsid="001b160c" officeooo:paragraph-rsid="001b160c" style:font-weight-asian="bold" style:font-weight-complex="bold"/>
    </style:style>
    <style:style style:name="P9" style:family="paragraph" style:parent-style-name="Standard">
      <style:text-properties officeooo:rsid="0015cac2" officeooo:paragraph-rsid="0015cac2"/>
    </style:style>
    <style:style style:name="P10" style:family="paragraph" style:parent-style-name="Standard">
      <style:text-properties officeooo:rsid="0015f368" officeooo:paragraph-rsid="0015f368"/>
    </style:style>
    <style:style style:name="P11" style:family="paragraph" style:parent-style-name="Standard">
      <style:paragraph-properties fo:text-align="center" style:justify-single-word="false"/>
      <style:text-properties fo:font-size="14pt" fo:font-weight="bold" officeooo:rsid="00114259" officeooo:paragraph-rsid="001142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b160c" officeooo:paragraph-rsid="001b160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ba389" officeooo:paragraph-rsid="001ba389" style:font-size-asian="14pt" style:font-weight-asian="bold" style:font-size-complex="14pt" style:font-weight-complex="bold"/>
    </style:style>
    <style:style style:name="P14" style:family="paragraph" style:parent-style-name="Standard">
      <style:text-properties fo:font-weight="normal" officeooo:rsid="00126c47" officeooo:paragraph-rsid="00126c47" style:font-weight-asian="normal" style:font-weight-complex="normal"/>
    </style:style>
    <style:style style:name="P15" style:family="paragraph" style:parent-style-name="Standard">
      <style:text-properties fo:font-weight="normal" officeooo:rsid="0014396f" officeooo:paragraph-rsid="0014396f" style:font-weight-asian="normal" style:font-weight-complex="normal"/>
    </style:style>
    <style:style style:name="P16" style:family="paragraph" style:parent-style-name="Standard">
      <style:text-properties fo:font-weight="normal" officeooo:rsid="0015be60" officeooo:paragraph-rsid="0014396f" style:font-weight-asian="normal" style:font-weight-complex="normal"/>
    </style:style>
    <style:style style:name="P17" style:family="paragraph" style:parent-style-name="Standard">
      <style:text-properties fo:font-weight="normal" officeooo:rsid="00191454" officeooo:paragraph-rsid="00191454" style:font-weight-asian="normal" style:font-weight-complex="normal"/>
    </style:style>
    <style:style style:name="P18" style:family="paragraph" style:parent-style-name="Standard">
      <style:paragraph-properties fo:text-align="justify" style:justify-single-word="false"/>
      <style:text-properties fo:font-weight="normal" officeooo:rsid="001ac3c7" officeooo:paragraph-rsid="001ac3c7" style:font-weight-asian="normal" style:font-weight-complex="normal"/>
    </style:style>
    <style:style style:name="P19" style:family="paragraph" style:parent-style-name="Standard">
      <style:paragraph-properties fo:text-align="justify" style:justify-single-word="false"/>
      <style:text-properties fo:font-weight="normal" officeooo:rsid="001b160c" officeooo:paragraph-rsid="001b160c" style:font-weight-asian="normal" style:font-weight-complex="normal"/>
    </style:style>
    <style:style style:name="P20" style:family="paragraph" style:parent-style-name="Standard">
      <style:paragraph-properties fo:text-align="justify" style:justify-single-word="false"/>
      <style:text-properties fo:font-weight="normal" officeooo:rsid="001ba389" officeooo:paragraph-rsid="001ba389" style:font-weight-asian="normal" style:font-weight-complex="normal"/>
    </style:style>
    <style:style style:name="P21" style:family="paragraph" style:parent-style-name="Standard">
      <style:paragraph-properties fo:text-align="justify" style:justify-single-word="false"/>
      <style:text-properties fo:font-weight="normal" officeooo:rsid="001ce74d" officeooo:paragraph-rsid="001ce74d" style:font-weight-asian="normal" style:font-weight-complex="normal"/>
    </style:style>
    <style:style style:name="P22" style:family="paragraph" style:parent-style-name="Standard">
      <style:paragraph-properties fo:text-align="justify" style:justify-single-word="false"/>
      <style:text-properties fo:font-weight="normal" officeooo:rsid="001f421a" officeooo:paragraph-rsid="001f421a" style:font-weight-asian="normal" style:font-weight-complex="normal"/>
    </style:style>
    <style:style style:name="P23" style:family="paragraph" style:parent-style-name="Standard">
      <style:paragraph-properties fo:text-align="justify" style:justify-single-word="false"/>
      <style:text-properties fo:font-weight="normal" officeooo:rsid="0020a6e5" officeooo:paragraph-rsid="0020a6e5" style:font-weight-asian="normal" style:font-weight-complex="normal"/>
    </style:style>
    <style:style style:name="P24" style:family="paragraph" style:parent-style-name="Standard">
      <style:paragraph-properties fo:text-align="justify" style:justify-single-word="false"/>
      <style:text-properties fo:font-weight="normal" officeooo:rsid="0020ef08" officeooo:paragraph-rsid="0020ef08" style:font-weight-asian="normal" style:font-weight-complex="normal"/>
    </style:style>
    <style:style style:name="P25" style:family="paragraph" style:parent-style-name="Standard">
      <style:paragraph-properties fo:text-align="justify" style:justify-single-word="false"/>
      <style:text-properties fo:font-weight="normal" officeooo:rsid="00231419" officeooo:paragraph-rsid="00231419"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231419" officeooo:paragraph-rsid="00231419" style:font-weight-asian="normal" style:font-weight-complex="normal"/>
    </style:style>
    <style:style style:name="P27" style:family="paragraph" style:parent-style-name="Standard" style:list-style-name="L2">
      <style:paragraph-properties fo:text-align="justify" style:justify-single-word="false"/>
      <style:text-properties fo:font-weight="normal" officeooo:rsid="00231419" officeooo:paragraph-rsid="00231419" style:font-weight-asian="normal" style:font-weight-complex="normal"/>
    </style:style>
    <style:style style:name="P28" style:family="paragraph" style:parent-style-name="Standard" style:list-style-name="L3">
      <style:paragraph-properties fo:text-align="justify" style:justify-single-word="false"/>
      <style:text-properties fo:font-weight="normal" officeooo:rsid="00231419" officeooo:paragraph-rsid="00231419" style:font-weight-asian="normal" style:font-weight-complex="normal"/>
    </style:style>
    <style:style style:name="P29" style:family="paragraph" style:parent-style-name="Standard">
      <style:paragraph-properties fo:text-align="justify" style:justify-single-word="false"/>
      <style:text-properties fo:font-weight="normal" officeooo:rsid="0020ef08" officeooo:paragraph-rsid="00231419" style:font-weight-asian="normal" style:font-weight-complex="normal"/>
    </style:style>
    <style:style style:name="P30" style:family="paragraph" style:parent-style-name="Standard">
      <style:paragraph-properties fo:text-align="center" style:justify-single-word="false"/>
      <style:text-properties fo:font-size="14pt" fo:font-weight="bold" officeooo:rsid="0025a8a7" officeooo:paragraph-rsid="0025a8a7"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1b160c" officeooo:paragraph-rsid="001b160c" style:font-size-asian="14pt" style:font-weight-asian="bold" style:font-size-complex="14pt" style:font-weight-complex="bold"/>
    </style:style>
    <style:style style:name="P32" style:family="paragraph" style:parent-style-name="Standard">
      <style:text-properties officeooo:rsid="00114259" officeooo:paragraph-rsid="00114259"/>
    </style:style>
    <style:style style:name="P33" style:family="paragraph" style:parent-style-name="Standard">
      <style:text-properties officeooo:rsid="00114259" officeooo:paragraph-rsid="0015cac2"/>
    </style:style>
    <style:style style:name="P34" style:family="paragraph" style:parent-style-name="Standard">
      <style:text-properties officeooo:rsid="0025a8a7" officeooo:paragraph-rsid="0025a8a7"/>
    </style:style>
    <style:style style:name="T1" style:family="text">
      <style:text-properties officeooo:rsid="00126c47"/>
    </style:style>
    <style:style style:name="T2" style:family="text">
      <style:text-properties fo:font-weight="bold" style:font-weight-asian="bold" style:font-weight-complex="bold"/>
    </style:style>
    <style:style style:name="T3" style:family="text">
      <style:text-properties fo:font-weight="bold" officeooo:rsid="0015cac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396f" style:font-weight-asian="normal" style:font-weight-complex="normal"/>
    </style:style>
    <style:style style:name="T6" style:family="text">
      <style:text-properties fo:font-weight="normal" officeooo:rsid="0015be60" style:font-weight-asian="normal" style:font-weight-complex="normal"/>
    </style:style>
    <style:style style:name="T7" style:family="text">
      <style:text-properties fo:font-weight="normal" officeooo:rsid="001ba389" style:font-weight-asian="normal" style:font-weight-complex="normal"/>
    </style:style>
    <style:style style:name="T8" style:family="text">
      <style:text-properties fo:font-weight="normal" officeooo:rsid="0027e397" style:font-weight-asian="normal" style:font-weight-complex="normal"/>
    </style:style>
    <style:style style:name="T9" style:family="text">
      <style:text-properties officeooo:rsid="0014396f"/>
    </style:style>
    <style:style style:name="T10" style:family="text">
      <style:text-properties officeooo:rsid="0015be60"/>
    </style:style>
    <style:style style:name="T11" style:family="text">
      <style:text-properties officeooo:rsid="0015cac2"/>
    </style:style>
    <style:style style:name="T12" style:family="text">
      <style:text-properties officeooo:rsid="001e8798"/>
    </style:style>
    <style:style style:name="T13" style:family="text">
      <style:text-properties officeooo:rsid="00231419"/>
    </style:style>
    <style:style style:name="T14" style:family="text">
      <style:text-properties officeooo:rsid="00240219"/>
    </style:style>
    <style:style style:name="T15" style:family="text">
      <style:text-properties officeooo:rsid="0025a8a7"/>
    </style:style>
    <style:style style:name="T16" style:family="text">
      <style:text-properties officeooo:rsid="002873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ReV-2019A</text:p>
      <text:p text:style-name="P11">Musée Virtuel</text:p>
      <text:p text:style-name="P1"/>
      <text:p text:style-name="P34">Projet à réaliser en binôme</text:p>
      <text:p text:style-name="P34">Date de restitution : <text:span text:style-name="T16">semaine 50</text:span></text:p>
      <text:p text:style-name="P34"/>
      <text:p text:style-name="P1">On souhaite réaliser un musée virtuel <text:span text:style-name="T16">en utilisant la bibliothèque three.js . </text:span></text:p>
      <text:p text:style-name="P1"/>
      <text:p text:style-name="P1"><text:span text:style-name="T2">Question 1 : modélisation</text:span> <text:span text:style-name="T1">(2 pts)</text:span></text:p>
      <text:p text:style-name="P1"/>
      <text:p text:style-name="P3">Le musée est constitué par un sol et un ensemble de cloisons <text:span text:style-name="T15">(5 salle + 1 couloir).</text:span> <text:span text:style-name="T1">Un ensemble de tableaux sont <text:s/>accrochées aux cloisons. Proposez une modélisation de ce musée. </text:span></text:p>
      <text:p text:style-name="P2"><text:span text:style-name="T2"/></text:p>
      <text:p text:style-name="P2"><text:span text:style-name="T2">Question </text:span><text:span text:style-name="T3">2</text:span><text:span text:style-name="T2"> : modélisation</text:span> <text:span text:style-name="T1">(5 pts)</text:span></text:p>
      <text:p text:style-name="P9"/>
      <text:p text:style-name="P10">Travaillez sur l’originalité de la scène et son esthétisme. <text:span text:style-name="T12">Par l’emploi de textures et de sources lumineuses.</text:span></text:p>
      <text:p text:style-name="P1"/>
      <text:p text:style-name="P5">Question <text:span text:style-name="T11">3</text:span> : contrôle de la caméra virtuelle (1) <text:span text:style-name="T4">(2 points)</text:span></text:p>
      <text:p text:style-name="P4"/>
      <text:p text:style-name="P4">Proposez une modification du code de façon à asservir la direction du regard (point visé par la caméra virtuelle) aux mouvements de la souris. Une des parties du code à modifier se trouve dans le code du callback associé à l’événement mousemove.</text:p>
      <text:p text:style-name="P4"/>
      <text:p text:style-name="P5">Question <text:span text:style-name="T11">4</text:span> : contrôle de la caméra virtuelle (2) <text:span text:style-name="T4">(2 points)</text:span></text:p>
      <text:p text:style-name="P14"/>
      <text:p text:style-name="P6"><text:span text:style-name="T4">Proposez une modification du code de telle façon que lorsqu’</text:span><text:span text:style-name="T5">on clique sur une sphère blanche qu’on regarde la caméra se voit appliquer une impulsion qui la déplace vers cette sphère. Modifiez le contrôleur de caméra en conséquence.</text:span></text:p>
      <text:p text:style-name="P15"/>
      <text:p text:style-name="P6"><text:span text:style-name="T9">Question 5 : interaction avec la scène</text:span><text:span text:style-name="T5"> (</text:span><text:span text:style-name="T6">3</text:span><text:span text:style-name="T5"> points)</text:span></text:p>
      <text:p text:style-name="P15"/>
      <text:p text:style-name="P6"><text:span text:style-name="T5">Quand <text:s/>on regarde une oeuvre pendant plus de 3 secondes </text:span><text:span text:style-name="T6">un texte la décrivant s’inscrit en surimpression et ceci tant qu’on la regarde.</text:span></text:p>
      <text:p text:style-name="P16"/>
      <text:p text:style-name="P7"><text:span text:style-name="T10">Q</text:span>uestion 6 : interaction avec la scène <text:span text:style-name="T4">(</text:span><text:span text:style-name="T8">3</text:span><text:span text:style-name="T4"> points)</text:span></text:p>
      <text:p text:style-name="P17"/>
      <text:p text:style-name="P17">La liste du nom des oeuvres près desquelles se trouve l’avatar du visiteur est affichée en sur-impression à la scène.</text:p>
      <text:p text:style-name="P17"/>
      <text:p text:style-name="P7">Question 7<text:span text:style-name="T4"> : navigation et guidage <text:s/>(5 points)</text:span></text:p>
      <text:p text:style-name="P17"/>
      <text:p text:style-name="P18">On propose de guider le visiteur au moyen d’une technique basé sur la notion de potentiel. La surface du musée est discrétisée au moyen d’une grille 2d (quadrillage). Chaque élément de cette grille se voit associer une valeur interprétée comme un potentiel. L’avatar du visiteur vise toujours le centre de l’élément voisin qui maximise la différence de potentiel avec l’élément occupé par cet avatar.</text:p>
      <text:p text:style-name="P18"/>
      <text:p text:style-name="P12"/>
      <text:p text:style-name="P12"/>
      <text:p text:style-name="P12"/>
      <text:p text:style-name="P12"><text:soft-page-break/></text:p>
      <text:p text:style-name="P12">Annexe A : pondération de notation</text:p>
      <text:p text:style-name="P19"/>
      <text:p text:style-name="P8"><text:span text:style-name="T4">Un coefficient multiplicateur sera appliqué </text:span><text:span text:style-name="T7">de la façon suivante :</text:span></text:p>
      <text:p text:style-name="P20">1  <text:s text:c="2"/>: très bon</text:p>
      <text:p text:style-name="P20">0.7 : le travail demandé est réalisé </text:p>
      <text:p text:style-name="P20">0.3 : en bonne voie</text:p>
      <text:p text:style-name="P20">0 : non réalisé ou ne fonctionne pas</text:p>
      <text:p text:style-name="P2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9:20:10.729898789</meta:creation-date>
    <dc:date>2019-10-10T23:02:11.984470495</dc:date>
    <meta:editing-duration>PT47M35S</meta:editing-duration>
    <meta:editing-cycles>16</meta:editing-cycles>
    <meta:generator>LibreOffice/6.1.6.3$Linux_X86_64 LibreOffice_project/10$Build-3</meta:generator>
    <meta:document-statistic meta:table-count="0" meta:image-count="0" meta:object-count="0" meta:page-count="2" meta:paragraph-count="25" meta:word-count="361" meta:character-count="2117" meta:non-whitespace-character-count="1772"/>
  </office:meta>
</office:document-meta>
</file>